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f16" officeooo:paragraph-rsid="001c6f16"/>
    </style:style>
    <style:style style:name="P2" style:family="paragraph" style:parent-style-name="Standard">
      <style:text-properties officeooo:rsid="001c6f16" officeooo:paragraph-rsid="001d8021"/>
    </style:style>
    <style:style style:name="P3" style:family="paragraph" style:parent-style-name="Standard">
      <style:text-properties fo:font-size="18pt" officeooo:rsid="001c6f16" officeooo:paragraph-rsid="001c6f16" style:font-size-asian="18pt" style:font-size-complex="18pt"/>
    </style:style>
    <style:style style:name="P4" style:family="paragraph" style:parent-style-name="Standard">
      <style:text-properties officeooo:rsid="001d8021" officeooo:paragraph-rsid="001d8021"/>
    </style:style>
    <style:style style:name="P5" style:family="paragraph" style:parent-style-name="Standard">
      <style:text-properties officeooo:rsid="001d8021" officeooo:paragraph-rsid="001d8021"/>
    </style:style>
    <style:style style:name="T1" style:family="text">
      <style:text-properties fo:color="#800000"/>
    </style:style>
    <style:style style:name="T2" style:family="text">
      <style:text-properties officeooo:rsid="001d2b3b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 <text:s text:c="29"/><text:span text:style-name="T1"><text:s text:c="2"/>RUSSO GENNARO MATRI=0512103160</text:span></text:p>
      <text:p text:style-name="P1">#include&lt;sys/types.h&gt;<text:line-break/>#include&lt;sys/wait.h&gt;</text:p>
      <text:p text:style-name="P1">#include&lt;unistd.h&gt;</text:p>
      <text:p text:style-name="P1">#include&lt;stdio.h&gt;<text:line-break/>#include&lt;stdlib.h&gt;<text:line-break/>int main()<text:line-break/>{</text:p>
      <text:p text:style-name="P1">int i, n,t,pid1,pid2,status,p1,p2;<text:line-break/>pid1=fork();</text:p>
      <text:p text:style-name="P1">if(pid1&lt;0){printf("si è verificato un errore"); </text:p>
      <text:p text:style-name="P1">exit(1);<text:line-break/>}</text:p>
      <text:p text:style-name="P1">if(pid1==0){</text:p>
      <text:p text:style-name="P1">printf("processo figlio <text:span text:style-name="T2">= </text:span>%d \n processo padre =%d \n",getpid(),getppid());<text:line-break/>exit(0); </text:p>
      <text:p text:style-name="P1">}</text:p>
      <text:p text:style-name="P1">else {</text:p>
      <text:p text:style-name="P1">pid2=fork();}</text:p>
      <text:p text:style-name="P1">for(i=0;i&lt;=49;i++){</text:p>
      <text:p text:style-name="P1"><text:s text:c="5"/>t=t+i;</text:p>
      <text:p text:style-name="P1">}</text:p>
      <text:p text:style-name="P1">if(pid2&lt;0){</text:p>
      <text:p text:style-name="P1">printf("si è verificato un errore");</text:p>
      <text:p text:style-name="P1"><text:s/>exit(1);</text:p>
      <text:p text:style-name="P1">}<text:line-break/>if(pid2==0){</text:p>
      <text:p text:style-name="P1"><text:s/>printf("processo figlio<text:span text:style-name="T2">=</text:span> %d \n processo padre =%d <text:span text:style-name="T2">\n </text:span><text:s/>somma dei primi 50 numeri = %d <text:s/>\n totale processo <text:s/>padre + figlio +numeri=%d \n ",getpid(),getppid(), t, (<text:span text:style-name="T6">getpid()+getppid()+t));<text:line-break/>exit(0);</text:span><text:line-break/>}</text:p>
      <text:p text:style-name="P1">else{</text:p>
      <text:p text:style-name="P2">wait(<text:span text:style-name="T6">&amp;status);wait(&amp;status);</text:span><text:line-break/>printf(" pid processo figlio numero 1= %d \n pid processo flio nu<text:span text:style-name="T6">mero 2=%d \n ",pid1,pid2);</text:span>}<text:line-break/>}<text:line-break/><text:line-break/><text:line-break/>Le modifiche apportate a questo codice sono : </text:p>
      <text:p text:style-name="P4">ho rimosso un pezzo di codice che riguardava due interi p1 e p2 che avevo usato come variabile che prendeva in valori di pid1 e pid 2 , ma effettivamente è stato un errore perché non poteva mai salvare i pid quindi alla stampa mi stampava valori errati;</text:p>
      <text:p text:style-name="P4">Nei getpid evidenziati in giallo avevo dimenticato le parentesi tonde;</text:p>
      <text:p text:style-name="P4">nel wait nelle parentesi non avevo passato status ma pid quindi avevo scritto <text:s/>= wait(pid1) !</text:p>
      <text:p text:style-name="P4">Pid1 e pid2 evideziati in fine , lo sono perché avevo sbagliato a scrivere avevo sctitto p1 e p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2:59:22.468000000</meta:creation-date>
    <dc:date>2016-04-19T09:18:07.278000000</dc:date>
    <meta:editing-duration>PT1M27S</meta:editing-duration>
    <meta:editing-cycles>2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26" meta:word-count="196" meta:character-count="1381" meta:non-whitespace-character-count="1162"/>
  </office:meta>
</office:document-meta>
</file>